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Static_20_Libs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gradient" draw:fill-color="#e6e64c" draw:fill-gradient-name="Plugins2" draw:textarea-horizontal-align="justify" draw:textarea-vertical-align="middle" draw:auto-grow-height="false" draw:shadow="visible" draw:shadow-offset-x="0.02cm" draw:shadow-offset-y="0.02cm" draw:shadow-color="#000000"/>
    </style:style>
    <style:style style:name="gr3" style:family="graphic" style:parent-style-name="standard">
      <style:graphic-properties draw:fill="gradient" draw:fill-color="#99ccff" draw:fill-gradient-name="Main_5f_back" draw:textarea-horizontal-align="justify" draw:textarea-vertical-align="middle" draw:auto-grow-height="false" draw:shadow="hidden" draw:shadow-offset-x="0.5cm" draw:shadow-offset-y="0.5cm"/>
    </style:style>
    <style:style style:name="gr4" style:family="graphic" style:parent-style-name="standard">
      <style:graphic-properties draw:stroke="none" svg:stroke-color="#000000" draw:fill="none" draw:fill-color="#ffffff" fo:min-height="0.848cm"/>
    </style:style>
    <style:style style:name="gr5" style:family="graphic" style:parent-style-name="standard">
      <style:graphic-properties draw:fill="gradient" draw:fill-color="#e6e64c" draw:fill-gradient-name="Plugins2" draw:textarea-horizontal-align="justify" draw:textarea-vertical-align="middle" draw:auto-grow-height="false" draw:shadow="visible" draw:shadow-offset-x="0.02cm" draw:shadow-offset-y="0.02cm" draw:shadow-color="#000000"/>
    </style:style>
    <style:style style:name="gr6" style:family="graphic" style:parent-style-name="standard">
      <style:graphic-properties draw:fill="gradient" draw:fill-gradient-name="Gradient_20_11" draw:textarea-horizontal-align="justify" draw:textarea-vertical-align="middle" draw:auto-grow-height="false" draw:shadow="visible" draw:shadow-offset-x="0.02cm" draw:shadow-offset-y="0.02cm" draw:shadow-color="#00000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5cm" fo:min-width="3.828cm"/>
    </style:style>
    <style:style style:name="gr8" style:family="graphic" style:parent-style-name="standard">
      <style:graphic-properties draw:fill="gradient" draw:fill-gradient-name="in_20_Static_20_libs" draw:textarea-horizontal-align="justify" draw:textarea-vertical-align="middle" draw:auto-grow-height="false" draw:shadow="visible" draw:shadow-offset-x="0.02cm" draw:shadow-offset-y="0.02cm" draw:shadow-color="#000000"/>
    </style:style>
    <style:style style:name="gr9" style:family="graphic" style:parent-style-name="standard">
      <style:graphic-properties draw:stroke="none" svg:stroke-color="#000000" draw:fill="gradient" draw:fill-color="#ffffff" draw:fill-gradient-name="in_20_Static_20_libs" draw:textarea-horizontal-align="left" draw:auto-grow-height="true" draw:auto-grow-width="false" fo:min-height="1.646cm" fo:min-width="3.8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3.828cm"/>
    </style:style>
    <style:style style:name="gr11" style:family="graphic" style:parent-style-name="standard">
      <style:graphic-properties draw:fill="gradient" draw:fill-color="#000000" draw:fill-gradient-name="in_20_Static_20_libs" draw:textarea-horizontal-align="justify" draw:textarea-vertical-align="middle" draw:auto-grow-height="false" draw:fit-to-size="shrink-to-fit" draw:shadow="visible" draw:shadow-offset-x="0.02cm" draw:shadow-offset-y="0.02cm" draw:shadow-color="#000000"/>
    </style:style>
    <style:style style:name="gr12" style:family="graphic" style:parent-style-name="standard" style:list-style-name="L1">
      <style:graphic-properties draw:stroke="none" svg:stroke-color="#000000" draw:fill="none" draw:fill-color="#000000" draw:textarea-horizontal-align="left" draw:textarea-vertical-align="middle" draw:auto-grow-height="true" draw:auto-grow-width="false" draw:fit-to-size="shrink-to-fit" fo:min-height="3.261cm" fo:min-width="3.828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8cm" fo:min-width="3.828cm"/>
    </style:style>
    <style:style style:name="gr14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 draw:shadow="hidden"/>
    </style:style>
    <style:style style:name="gr15" style:family="graphic" style:parent-style-name="standard">
      <style:graphic-properties draw:fill="gradient" draw:fill-color="#99ccff" draw:fill-gradient-name="Main_5f_back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ff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ffffff" fo:font-family="FreeSerif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e6e6ff"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line-height="100%" fo:text-align="start"/>
    </style:style>
    <style:style style:name="P6" style:family="paragraph">
      <style:paragraph-properties fo:text-align="center"/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family="FreeSerif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e6e6ff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xml:id="id3" draw:id="id3" draw:layer="layout" svg:width="20.09cm" svg:height="8.5cm" svg:x="3.61cm" svg:y="0.5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09cm" svg:height="12cm" svg:x="3.61cm" svg:y="16.5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0.09cm" svg:height="6.5cm" svg:x="3.61cm" svg:y="9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14.5cm" svg:height="1.775cm" svg:x="7.11cm" svg:y="10.085cm">
          <draw:text-box>
            <text:p><text:span text:style-name="T1">Main <text:s/>Daemon Instance</text:span></text:p>
          </draw:text-box>
        </draw:frame>
        <draw:custom-shape draw:style-name="gr5" draw:text-style-name="P2" draw:layer="layout" svg:width="19cm" svg:height="7cm" svg:x="4.11cm" svg:y="20.585cm">
          <text:p text:style-name="P1"><text:span text:style-name="T2">Plugin Th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4" draw:layer="layout" svg:width="9cm" svg:height="3cm" svg:x="4.11cm" svg:y="12.0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5.798cm" svg:height="2.275cm" svg:x="6.2cm" svg:y="12.725cm">
            <draw:text-box>
              <text:p text:style-name="P5"><text:span text:style-name="T3">servers</text:span></text:p>
            </draw:text-box>
          </draw:frame>
        </draw:g>
        <draw:g>
          <draw:custom-shape draw:style-name="gr8" draw:text-style-name="P4" draw:layer="layout" svg:width="9cm" svg:height="4.451cm" svg:x="4.61cm" svg:y="3.63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6cm" svg:height="4.049cm" svg:x="6.61cm" svg:y="3.829cm">
            <draw:text-box>
              <text:p text:style-name="P1"><text:span text:style-name="T3">Ockle's Common library</text:span></text:p>
            </draw:text-box>
          </draw:frame>
        </draw:g>
        <draw:g>
          <draw:custom-shape draw:style-name="gr6" draw:text-style-name="P4" draw:layer="layout" svg:width="8.925cm" svg:height="3cm" svg:x="13.81cm" svg:y="12.0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6" draw:layer="layout" svg:width="9.39cm" svg:height="2.765cm" svg:x="13.784cm" svg:y="12.163cm">
            <draw:text-box>
              <text:p text:style-name="P1"><text:span text:style-name="T3">Communication Handler</text:span></text:p>
            </draw:text-box>
          </draw:frame>
        </draw:g>
        <draw:g>
          <draw:custom-shape draw:style-name="gr11" draw:text-style-name="P4" draw:layer="layout" svg:width="9.39cm" svg:height="4.415cm" svg:x="13.91cm" svg:y="3.5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7" draw:layer="layout" svg:width="7.919cm" svg:height="3.511cm" svg:x="15.281cm" svg:y="4.015cm">
            <draw:text-box>
              <text:p text:style-name="P7"><text:span text:style-name="T3">Any Python library</text:span></text:p>
            </draw:text-box>
          </draw:frame>
        </draw:g>
        <draw:frame draw:style-name="gr4" draw:text-style-name="P3" draw:layer="layout" svg:width="10cm" svg:height="1.775cm" svg:x="5.11cm" svg:y="17.585cm">
          <draw:text-box>
            <text:p><text:span text:style-name="T1">Plugin Template</text:span></text:p>
          </draw:text-box>
        </draw:frame>
        <draw:g>
          <draw:custom-shape draw:style-name="gr6" draw:text-style-name="P4" draw:layer="layout" svg:width="6.5cm" svg:height="3cm" svg:x="15.61cm" svg:y="17.0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6.685cm" svg:height="2.783cm" svg:x="16.615cm" svg:y="17.202cm">
            <draw:text-box>
              <text:p text:style-name="P1"><text:span text:style-name="T3">Config handler</text:span></text:p>
            </draw:text-box>
          </draw:frame>
        </draw:g>
        <draw:connector draw:style-name="gr14" draw:text-style-name="P1" draw:layer="layout" draw:line-skew="-1.499cm" svg:x1="3.61cm" svg:y1="12.835cm" svg:x2="5.11cm" svg:y2="22.835cm" draw:start-shape="id1" draw:start-glue-point="3" draw:end-shape="id2" draw:end-glue-point="3" svg:d="m3610 12835h-2000v10000h3500">
          <text:p/>
        </draw:connector>
        <draw:frame draw:style-name="gr4" draw:text-style-name="P3" draw:layer="layout" svg:width="10cm" svg:height="1.775cm" svg:x="9.11cm" svg:y="1.085cm">
          <draw:text-box>
            <text:p><text:span text:style-name="T1">Static Libraries</text:span></text:p>
          </draw:text-box>
        </draw:frame>
        <draw:custom-shape draw:style-name="gr1" draw:text-style-name="P1" xml:id="id4" draw:id="id4" draw:layer="layout" svg:width="1.5cm" svg:height="1.5cm" svg:x="5.11cm" svg:y="24.585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line-skew="-2.499cm" svg:x1="3.61cm" svg:y1="4.835cm" svg:x2="5.11cm" svg:y2="25.335cm" draw:start-shape="id3" draw:start-glue-point="3" draw:end-shape="id4" draw:end-glue-point="3" svg:d="m3610 4835h-3000v20500h4500">
          <text:p/>
        </draw:connector>
        <draw:custom-shape draw:style-name="gr15" draw:text-style-name="P1" xml:id="id2" draw:id="id2" draw:layer="layout" svg:width="1.5cm" svg:height="1.5cm" svg:x="5.11cm" svg:y="22.0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1" draw:display-name="Gradient 11" draw:style="linear" draw:start-color="#3deb3d" draw:end-color="#008000" draw:start-intensity="100%" draw:end-intensity="100%" draw:angle="0" draw:border="0%"/>
    <draw:gradient draw:name="Main_5f_back" draw:display-name="Main_back" draw:style="linear" draw:start-color="#000080" draw:end-color="#9999cc" draw:start-intensity="100%" draw:end-intensity="100%" draw:angle="0" draw:border="0%"/>
    <draw:gradient draw:name="Plugins2" draw:style="linear" draw:start-color="#cccc00" draw:end-color="#666600" draw:start-intensity="100%" draw:end-intensity="100%" draw:angle="0" draw:border="0%"/>
    <draw:gradient draw:name="Static_20_Libs" draw:display-name="Static Libs" draw:style="linear" draw:start-color="#800080" draw:end-color="#9966cc" draw:start-intensity="100%" draw:end-intensity="100%" draw:angle="0" draw:border="0%"/>
    <draw:gradient draw:name="in_20_Static_20_libs" draw:display-name="in Static libs" draw:style="linear" draw:start-color="#800080" draw:end-color="#9966cc" draw:start-intensity="100%" draw:end-intensity="100%" draw:angle="1800" draw:border="0%"/>
    <draw:marker draw:name="Arrow" svg:viewBox="0 0 20 30" svg:d="m10 0-10 30h20z"/>
    <style:default-style style:family="graphic">
      <style:graphic-properties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59cm" fo:page-height="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th Sheffer</meta:initial-creator>
    <meta:creation-date>2012-08-12T22:42:27</meta:creation-date>
    <dc:date>2012-10-23T15:37:03</dc:date>
    <dc:creator>Guy Sheffer</dc:creator>
    <meta:editing-duration>PT30M7S</meta:editing-duration>
    <meta:editing-cycles>11</meta:editing-cycles>
    <meta:generator>LibreOffice/3.5$Linux_x86 LibreOffice_project/350m1$Build-2</meta:generator>
    <meta:document-statistic meta:object-count="26"/>
  </office:meta>
</office:document-meta>
</file>